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atasets" style:family="table">
      <style:table-properties style:width="17cm" table:align="margins"/>
    </style:style>
    <style:style style:name="Datasets.A" style:family="table-column">
      <style:table-column-properties style:column-width="5.667cm" style:rel-column-width="21845*"/>
    </style:style>
    <style:style style:name="Datasets.A1" style:family="table-cell">
      <style:table-cell-properties style:writing-mode="page"/>
    </style:style>
    <style:style style:name="P1" style:family="paragraph" style:parent-style-name="Table_20_Contents">
      <style:text-properties officeooo:rsid="000c9c65" officeooo:paragraph-rsid="000c9c65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c9c65" officeooo:paragraph-rsid="000c9c6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BELA DE DATASETS DE FAKE NEWS</text:p>
      <text:p text:style-name="Text_20_body"/>
      <table:table table:name="Datasets" table:style-name="Datasets">
        <table:table-column table:style-name="Datasets.A" table:number-columns-repeated="3"/>
        <table:table-row table:style-name="TableLine94739169501072">
          <table:table-cell table:style-name="Datasets.A1" office:value-type="string">
            <text:p text:style-name="P1">Assunto</text:p>
          </table:table-cell>
          <table:table-cell table:style-name="Datasets.A1" office:value-type="string">
            <text:p text:style-name="P1">Site</text:p>
          </table:table-cell>
          <table:table-cell table:style-name="Datasets.A1" office:value-type="string">
            <text:p text:style-name="P1">Link</text:p>
          </table:table-cell>
        </table:table-row>
        <table:table-row table:style-name="TableLine94739169501072">
          <table:table-cell table:style-name="Datasets.A1" office:value-type="string">
            <text:p text:style-name="P1">Variadas</text:p>
          </table:table-cell>
          <table:table-cell table:style-name="Datasets.A1" office:value-type="string">
            <text:p text:style-name="P1">Kaggle</text:p>
          </table:table-cell>
          <table:table-cell table:style-name="Datasets.A1" office:value-type="string">
            <text:p text:style-name="Table_20_Contents">https://www.kaggle.com/diogocaliman/notcias-publicadas-no-brasil</text:p>
          </table:table-cell>
        </table:table-row>
        <table:table-row table:style-name="TableLine94739169501072">
          <table:table-cell table:style-name="Datasets.A1" office:value-type="string">
            <text:p text:style-name="P1">Covid-19</text:p>
          </table:table-cell>
          <table:table-cell table:style-name="Datasets.A1" office:value-type="string">
            <text:p text:style-name="P1">Kaggle</text:p>
          </table:table-cell>
          <table:table-cell table:style-name="Datasets.A1" office:value-type="string">
            <text:p text:style-name="Table_20_Contents">https://www.kaggle.com/arashnic/covid19-fake-news</text:p>
          </table:table-cell>
        </table:table-row>
        <table:table-row table:style-name="TableLine94739169501072">
          <table:table-cell table:style-name="Datasets.A1" office:value-type="string">
            <text:p text:style-name="P1">Covid-19</text:p>
          </table:table-cell>
          <table:table-cell table:style-name="Datasets.A1" office:value-type="string">
            <text:p text:style-name="P1">Kaggle</text:p>
          </table:table-cell>
          <table:table-cell table:style-name="Datasets.A1" office:value-type="string">
            <text:p text:style-name="Table_20_Contents">https://www.kaggle.com/elvinagammed/covid19-fake-news-dataset-nlp</text:p>
          </table:table-cell>
        </table:table-row>
        <table:table-row table:style-name="TableLine94739169501072">
          <table:table-cell table:style-name="Datasets.A1" office:value-type="string">
            <text:p text:style-name="P1">Eleições Brasil</text:p>
          </table:table-cell>
          <table:table-cell table:style-name="Datasets.A1" office:value-type="string">
            <text:p text:style-name="P1">Kaggle</text:p>
          </table:table-cell>
          <table:table-cell table:style-name="Datasets.A1" office:value-type="string">
            <text:p text:style-name="Table_20_Contents">https://www.kaggle.com/caiovms/brazilian-election-fake-news-2018</text:p>
          </table:table-cell>
        </table:table-row>
        <table:table-row table:style-name="TableLine94739169501072">
          <table:table-cell table:style-name="Datasets.A1" office:value-type="string">
            <text:p text:style-name="Table_20_Contents"/>
          </table:table-cell>
          <table:table-cell table:style-name="Datasets.A1" office:value-type="string">
            <text:p text:style-name="P1"/>
          </table:table-cell>
          <table:table-cell table:style-name="Datasets.A1" office:value-type="string">
            <text:p text:style-name="Table_20_Contents"/>
          </table:table-cell>
        </table:table-row>
        <table:table-row table:style-name="TableLine94739169501072">
          <table:table-cell table:style-name="Datasets.A1" office:value-type="string">
            <text:p text:style-name="Table_20_Contents"/>
          </table:table-cell>
          <table:table-cell table:style-name="Datasets.A1" office:value-type="string">
            <text:p text:style-name="P1"/>
          </table:table-cell>
          <table:table-cell table:style-name="Datasets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3:32:19.137722109</meta:creation-date>
    <dc:date>2021-10-10T13:40:55.210764786</dc:date>
    <meta:editing-duration>PT8M36S</meta:editing-duration>
    <meta:editing-cycles>1</meta:editing-cycles>
    <meta:document-statistic meta:table-count="1" meta:image-count="0" meta:object-count="0" meta:page-count="1" meta:paragraph-count="16" meta:word-count="22" meta:character-count="351" meta:non-whitespace-character-count="345"/>
    <meta:generator>LibreOffice/7.0.6.2$Linux_X86_64 LibreOffice_project/00$Build-2</meta:generator>
  </office:meta>
</office:document-meta>
</file>